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77mm"/>
    </style:style>
    <style:style style:name="co3" style:family="table-column">
      <style:table-column-properties fo:break-before="auto" style:column-width="36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1/1000000000" office:value-type="float" office:value="0.000000001" calcext:value-type="float">
            <text:p>1E-09</text:p>
          </table:table-cell>
          <table:table-cell table:formula="of:=1/800000000" office:value-type="float" office:value="0.00000000125" calcext:value-type="float">
            <text:p>1,25E-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I</text:p>
          </table:table-cell>
          <table:table-cell office:value-type="string" calcext:value-type="string">
            <text:p>Máquina A</text:p>
          </table:table-cell>
          <table:table-cell office:value-type="string" calcext:value-type="string">
            <text:p>Máquina B</text:p>
          </table:table-cell>
          <table:table-cell office:value-type="string" calcext:value-type="string">
            <text:p>Tcpu A</text:p>
          </table:table-cell>
          <table:table-cell office:value-type="string" calcext:value-type="string">
            <text:p>Tcpu B</text:p>
          </table:table-cell>
        </table:table-row>
        <table:table-row table:style-name="ro1">
          <table:table-cell/>
          <table:table-cell office:value-type="string" calcext:value-type="string">
            <text:p>Filas</text:p>
          </table:table-cell>
          <table:table-cell office:value-type="float" office:value="50361357" calcext:value-type="float">
            <text:p>50361357</text:p>
          </table:table-cell>
          <table:table-cell office:value-type="float" office:value="73722866" calcext:value-type="float">
            <text:p>73722866</text:p>
          </table:table-cell>
          <table:table-cell office:value-type="float" office:value="73203789" calcext:value-type="float">
            <text:p>73203789</text:p>
          </table:table-cell>
          <table:table-cell table:style-name="ce1" table:formula="of:=[.D6]*[.$D$3]" office:value-type="float" office:value="0.073722866" calcext:value-type="float">
            <text:p>0,074</text:p>
          </table:table-cell>
          <table:table-cell table:style-name="ce1" table:formula="of:=[.E6]*[.$E$3]" office:value-type="float" office:value="0.09150473625" calcext:value-type="float">
            <text:p>0,092</text:p>
          </table:table-cell>
        </table:table-row>
        <table:table-row table:style-name="ro1">
          <table:table-cell/>
          <table:table-cell office:value-type="string" calcext:value-type="string">
            <text:p>Filas_opt</text:p>
          </table:table-cell>
          <table:table-cell office:value-type="float" office:value="16790531" calcext:value-type="float">
            <text:p>16790531</text:p>
          </table:table-cell>
          <table:table-cell office:value-type="float" office:value="28423989" calcext:value-type="float">
            <text:p>28423989</text:p>
          </table:table-cell>
          <table:table-cell office:value-type="float" office:value="28090170" calcext:value-type="float">
            <text:p>28090170</text:p>
          </table:table-cell>
          <table:table-cell table:style-name="ce1" table:formula="of:=[.D7]*[.$D$3]" office:value-type="float" office:value="0.028423989" calcext:value-type="float">
            <text:p>0,028</text:p>
          </table:table-cell>
          <table:table-cell table:style-name="ce1" table:formula="of:=[.E7]*[.$E$3]" office:value-type="float" office:value="0.0351127125" calcext:value-type="float">
            <text:p>0,035</text:p>
          </table:table-cell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float" office:value="50361367" calcext:value-type="float">
            <text:p>50361367</text:p>
          </table:table-cell>
          <table:table-cell office:value-type="float" office:value="128159619" calcext:value-type="float">
            <text:p>128159619</text:p>
          </table:table-cell>
          <table:table-cell office:value-type="float" office:value="127970270" calcext:value-type="float">
            <text:p>127970270</text:p>
          </table:table-cell>
          <table:table-cell table:style-name="ce1" table:formula="of:=[.D8]*[.$D$3]" office:value-type="float" office:value="0.128159619" calcext:value-type="float">
            <text:p>0,128</text:p>
          </table:table-cell>
          <table:table-cell table:style-name="ce1" table:formula="of:=[.E8]*[.$E$3]" office:value-type="float" office:value="0.1599628375" calcext:value-type="float">
            <text:p>0,160</text:p>
          </table:table-cell>
        </table:table-row>
        <table:table-row table:style-name="ro1">
          <table:table-cell/>
          <table:table-cell office:value-type="string" calcext:value-type="string">
            <text:p>Col_opt</text:p>
          </table:table-cell>
          <table:table-cell office:value-type="float" office:value="18887691" calcext:value-type="float">
            <text:p>18887691</text:p>
          </table:table-cell>
          <table:table-cell office:value-type="float" office:value="81809100" calcext:value-type="float">
            <text:p>81809100</text:p>
          </table:table-cell>
          <table:table-cell office:value-type="float" office:value="81808081" calcext:value-type="float">
            <text:p>81808081</text:p>
          </table:table-cell>
          <table:table-cell table:style-name="ce1" table:formula="of:=[.D9]*[.$D$3]" office:value-type="float" office:value="0.0818091" calcext:value-type="float">
            <text:p>0,082</text:p>
          </table:table-cell>
          <table:table-cell table:style-name="ce1" table:formula="of:=[.E9]*[.$E$3]" office:value-type="float" office:value="0.10226010125" calcext:value-type="float">
            <text:p>0,102</text:p>
          </table:table-cell>
        </table:table-row>
        <table:table-row table:style-name="ro1">
          <table:table-cell/>
          <table:table-cell office:value-type="string" calcext:value-type="string">
            <text:p>prod_elem</text:p>
          </table:table-cell>
          <table:table-cell office:value-type="float" office:value="19414060" calcext:value-type="float">
            <text:p>19414060</text:p>
          </table:table-cell>
          <table:table-cell office:value-type="float" office:value="39973362" calcext:value-type="float">
            <text:p>39973362</text:p>
          </table:table-cell>
          <table:table-cell office:value-type="float" office:value="28835830" calcext:value-type="float">
            <text:p>28835830</text:p>
          </table:table-cell>
          <table:table-cell table:style-name="ce1" table:formula="of:=[.D10]*[.$D$3]" office:value-type="float" office:value="0.039973362" calcext:value-type="float">
            <text:p>0,040</text:p>
          </table:table-cell>
          <table:table-cell table:style-name="ce1" table:formula="of:=[.E10]*[.$E$3]" office:value-type="float" office:value="0.0360447875" calcext:value-type="float">
            <text:p>0,036</text:p>
          </table:table-cell>
        </table:table-row>
        <table:table-row table:style-name="ro1">
          <table:table-cell/>
          <table:table-cell office:value-type="string" calcext:value-type="string">
            <text:p>prod_elem_opt</text:p>
          </table:table-cell>
          <table:table-cell office:value-type="float" office:value="4728868" calcext:value-type="float">
            <text:p>4728868</text:p>
          </table:table-cell>
          <table:table-cell office:value-type="float" office:value="25481733" calcext:value-type="float">
            <text:p>25481733</text:p>
          </table:table-cell>
          <table:table-cell office:value-type="float" office:value="8903206" calcext:value-type="float">
            <text:p>8903206</text:p>
          </table:table-cell>
          <table:table-cell table:style-name="ce1" table:formula="of:=[.D11]*[.$D$3]" office:value-type="float" office:value="0.025481733" calcext:value-type="float">
            <text:p>0,025</text:p>
          </table:table-cell>
          <table:table-cell table:style-name="ce1" table:formula="of:=[.E11]*[.$E$3]" office:value-type="float" office:value="0.0111290075" calcext:value-type="float">
            <text:p>0,01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up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las vs Filas_opt A</text:p>
          </table:table-cell>
          <table:table-cell office:value-type="string" calcext:value-type="string">
            <text:p>Filas_opt</text:p>
          </table:table-cell>
          <table:table-cell table:formula="of:=[.F6]/[.F7]" office:value-type="float" office:value="2.59368472173276" calcext:value-type="float">
            <text:p>2,59368472173276</text:p>
          </table:table-cell>
          <table:table-cell table:style-name="ce2" table:formula="of:=[.E17]-1" office:value-type="percentage" office:value="1.59368472173276" calcext:value-type="percentage">
            <text:p>159,37 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las vs Columnas</text:p>
          </table:table-cell>
          <table:table-cell office:value-type="string" calcext:value-type="string">
            <text:p>Filas</text:p>
          </table:table-cell>
          <table:table-cell table:formula="of:=[.F8]/[.F6]" office:value-type="float" office:value="1.73839713447928" calcext:value-type="float">
            <text:p>1,73839713447928</text:p>
          </table:table-cell>
          <table:table-cell table:style-name="ce2" table:formula="of:=[.E18]-1" office:value-type="percentage" office:value="0.738397134479281" calcext:value-type="percentage">
            <text:p>73,84 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las_opt vs Columnas</text:p>
          </table:table-cell>
          <table:table-cell/>
          <table:table-cell table:formula="of:=[.F8]/[.F7]" office:value-type="float" office:value="4.50885408800292" calcext:value-type="float">
            <text:p>4,50885408800292</text:p>
          </table:table-cell>
          <table:table-cell table:style-name="ce2" table:formula="of:=[.E19]-1" office:value-type="percentage" office:value="3.50885408800292" calcext:value-type="percentage">
            <text:p>350,89 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las_opt vs Columnas_opt</text:p>
          </table:table-cell>
          <table:table-cell/>
          <table:table-cell table:formula="of:=[.F9]/[.F7]" office:value-type="float" office:value="2.87817097030259" calcext:value-type="float">
            <text:p>2,87817097030259</text:p>
          </table:table-cell>
          <table:table-cell table:style-name="ce2" table:formula="of:=[.E20]-1" office:value-type="percentage" office:value="1.87817097030259" calcext:value-type="percentage">
            <text:p>187,82 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d_elem A vs B</text:p>
          </table:table-cell>
          <table:table-cell/>
          <table:table-cell table:formula="of:=[.F10]/[.G10]" office:value-type="float" office:value="1.10899147345507" calcext:value-type="float">
            <text:p>1,10899147345507</text:p>
          </table:table-cell>
          <table:table-cell table:style-name="ce2" table:formula="of:=[.E22]-1" office:value-type="percentage" office:value="0.108991473455073" calcext:value-type="percentage">
            <text:p>10,90 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_elem_opt A vs B</text:p>
          </table:table-cell>
          <table:table-cell/>
          <table:table-cell table:formula="of:=[.F11]/[.G11]" office:value-type="float" office:value="2.28966805889923" calcext:value-type="float">
            <text:p>2,28966805889923</text:p>
          </table:table-cell>
          <table:table-cell table:style-name="ce2" table:formula="of:=[.E23]-1" office:value-type="percentage" office:value="1.28966805889923" calcext:value-type="percentage">
            <text:p>128,97 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_elem vs prod_elem_opt</text:p>
          </table:table-cell>
          <table:table-cell/>
          <table:table-cell table:formula="of:=[.F10]/[.F11]" office:value-type="float" office:value="1.56870657109546" calcext:value-type="float">
            <text:p>1,56870657109546</text:p>
          </table:table-cell>
          <table:table-cell table:style-name="ce2" table:formula="of:=[.E24]-1" office:value-type="percentage" office:value="0.568706571095459" calcext:value-type="percentage">
            <text:p>56,87 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8" loext:min-decimal-places="8" number:min-integer-digits="1"/>
    </number:number-style>
    <number:number-style style:name="N105">
      <number:number number:decimal-places="7" loext:min-decimal-places="7" number:min-integer-digits="1"/>
    </number:number-style>
    <number:number-style style:name="N106">
      <number:number number:decimal-places="6" loext:min-decimal-places="6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52:31.368351167</meta:creation-date>
    <dc:date>2017-09-21T20:04:16.053412900</dc:date>
    <meta:editing-duration>PT1H20M42S</meta:editing-duration>
    <meta:editing-cycles>7</meta:editing-cycles>
    <meta:generator>LibreOffice/5.4.1.2$Linux_X86_64 LibreOffice_project/40m0$Build-2</meta:generator>
    <meta:document-statistic meta:table-count="1" meta:cell-count="67" meta:object-count="0"/>
  </office:meta>
</office:document-meta>
</file>